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ffff66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-color="#cccccc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3.179cm"/>
    </style:style>
    <style:style style:name="gr5" style:family="graphic" style:parent-style-name="standard">
      <style:graphic-properties svg:stroke-color="#000000" draw:fill-color="#00ffff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ff0000" fo:font-size="22pt" style:text-underline-style="solid" style:text-underline-width="auto" style:text-underline-color="font-color" style:font-size-asian="22pt" style:font-size-complex="22pt"/>
    </style:style>
    <style:style style:name="T5" style:family="text">
      <style:text-properties fo:font-size="22pt" style:text-underline-style="none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0.889cm" svg:height="0.889cm" svg:x="2.548cm" svg:y="5.064cm">
          <text:p text:style-name="P1">1</text:p>
        </draw:circle>
        <draw:circle draw:style-name="gr1" draw:text-style-name="P1" draw:layer="layout" svg:width="0.889cm" svg:height="0.889cm" svg:x="4.834cm" svg:y="4.683cm">
          <text:p text:style-name="P1">2</text:p>
        </draw:circle>
        <draw:circle draw:style-name="gr1" draw:text-style-name="P1" draw:layer="layout" svg:width="0.889cm" svg:height="0.889cm" svg:x="4.961cm" svg:y="7.35cm">
          <text:p text:style-name="P1">4</text:p>
        </draw:circle>
        <draw:circle draw:style-name="gr1" draw:text-style-name="P1" draw:layer="layout" svg:width="0.889cm" svg:height="0.889cm" svg:x="2.548cm" svg:y="7.477cm">
          <text:p text:style-name="P1">3</text:p>
        </draw:circle>
        <draw:circle draw:style-name="gr1" draw:text-style-name="P1" draw:layer="layout" svg:width="0.889cm" svg:height="0.889cm" svg:x="8.263cm" svg:y="4.556cm">
          <text:p text:style-name="P1">5</text:p>
        </draw:circle>
        <draw:circle draw:style-name="gr1" draw:text-style-name="P1" draw:layer="layout" svg:width="0.889cm" svg:height="0.889cm" svg:x="8.39cm" svg:y="6.969cm">
          <text:p text:style-name="P1">6</text:p>
        </draw:circle>
        <draw:circle draw:style-name="gr1" draw:text-style-name="P1" draw:layer="layout" svg:width="0.889cm" svg:height="0.889cm" svg:x="10.93cm" svg:y="4.556cm">
          <text:p text:style-name="P1">7</text:p>
        </draw:circle>
        <draw:circle draw:style-name="gr1" draw:text-style-name="P1" draw:layer="layout" svg:width="0.889cm" svg:height="0.889cm" svg:x="11.057cm" svg:y="6.969cm">
          <text:p text:style-name="P1">8</text:p>
        </draw:circle>
        <draw:circle draw:style-name="gr1" draw:text-style-name="P1" draw:layer="layout" svg:width="0.889cm" svg:height="0.889cm" svg:x="10.295cm" svg:y="2.27cm">
          <text:p text:style-name="P1">9</text:p>
        </draw:circle>
        <draw:circle draw:style-name="gr1" draw:text-style-name="P1" draw:layer="layout" svg:width="0.889cm" svg:height="0.889cm" svg:x="13.089cm" svg:y="3.286cm">
          <text:p text:style-name="P1">10</text:p>
        </draw:circle>
        <draw:line draw:style-name="gr2" draw:text-style-name="P1" draw:layer="layout" svg:x1="3.31cm" svg:y1="5.826cm" svg:x2="5.088cm" svg:y2="7.477cm">
          <text:p/>
        </draw:line>
        <draw:line draw:style-name="gr2" draw:text-style-name="P1" draw:layer="layout" svg:x1="3.437cm" svg:y1="5.318cm" svg:x2="4.834cm" svg:y2="5.191cm">
          <text:p/>
        </draw:line>
        <draw:line draw:style-name="gr2" draw:text-style-name="P1" draw:layer="layout" svg:x1="2.929cm" svg:y1="5.953cm" svg:x2="2.929cm" svg:y2="7.477cm">
          <text:p/>
        </draw:line>
        <draw:line draw:style-name="gr2" draw:text-style-name="P1" draw:layer="layout" svg:x1="3.31cm" svg:y1="7.604cm" svg:x2="4.961cm" svg:y2="5.445cm">
          <text:p/>
        </draw:line>
        <draw:line draw:style-name="gr2" draw:text-style-name="P1" draw:layer="layout" svg:x1="3.437cm" svg:y1="7.985cm" svg:x2="4.961cm" svg:y2="7.858cm">
          <text:p/>
        </draw:line>
        <draw:line draw:style-name="gr2" draw:text-style-name="P1" draw:layer="layout" svg:x1="8.644cm" svg:y1="5.445cm" svg:x2="8.771cm" svg:y2="6.969cm">
          <text:p/>
        </draw:line>
        <draw:line draw:style-name="gr2" draw:text-style-name="P1" draw:layer="layout" svg:x1="9.279cm" svg:y1="7.477cm" svg:x2="11.057cm" svg:y2="7.35cm">
          <text:p/>
        </draw:line>
        <draw:line draw:style-name="gr2" draw:text-style-name="P1" draw:layer="layout" svg:x1="9.152cm" svg:y1="4.937cm" svg:x2="10.93cm" svg:y2="4.937cm">
          <text:p/>
        </draw:line>
        <draw:line draw:style-name="gr2" draw:text-style-name="P1" draw:layer="layout" svg:x1="11.438cm" svg:y1="5.445cm" svg:x2="11.438cm" svg:y2="6.969cm">
          <text:p/>
        </draw:line>
        <draw:line draw:style-name="gr2" draw:text-style-name="P1" draw:layer="layout" svg:x1="9.025cm" svg:y1="5.318cm" svg:x2="11.184cm" svg:y2="7.096cm">
          <text:p/>
        </draw:line>
        <draw:line draw:style-name="gr2" draw:text-style-name="P1" draw:layer="layout" svg:x1="9.152cm" svg:y1="7.096cm" svg:x2="11.057cm" svg:y2="5.318cm">
          <text:p/>
        </draw:line>
        <draw:line draw:style-name="gr2" draw:text-style-name="P1" draw:layer="layout" svg:x1="5.596cm" svg:y1="5.445cm" svg:x2="8.39cm" svg:y2="7.223cm">
          <text:p/>
        </draw:line>
        <draw:line draw:style-name="gr2" draw:text-style-name="P1" draw:layer="layout" svg:x1="5.723cm" svg:y1="5.064cm" svg:x2="8.263cm" svg:y2="4.937cm">
          <text:p/>
        </draw:line>
        <draw:line draw:style-name="gr2" draw:text-style-name="P1" draw:layer="layout" svg:x1="10.803cm" svg:y1="3.159cm" svg:x2="11.184cm" svg:y2="4.556cm">
          <text:p/>
        </draw:line>
        <draw:line draw:style-name="gr2" draw:text-style-name="P1" draw:layer="layout" svg:x1="11.692cm" svg:y1="4.683cm" svg:x2="13.089cm" svg:y2="3.921cm">
          <text:p/>
        </draw:line>
        <draw:line draw:style-name="gr2" draw:text-style-name="P1" draw:layer="layout" svg:x1="8.898cm" svg:y1="4.556cm" svg:x2="10.422cm" svg:y2="3.032cm">
          <text:p/>
        </draw:line>
        <draw:custom-shape draw:style-name="gr3" draw:text-style-name="P1" draw:layer="layout" svg:width="3.175cm" svg:height="1.524cm" svg:x="14.081cm" svg:y="5.4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layer="layout" svg:width="8.033cm" svg:height="3.429cm" svg:x="18.107cm" svg:y="4.329cm">
          <draw:text-box>
            <text:p><text:span text:style-name="T1">Cliques for </text:span><text:span text:style-name="T2">k</text:span><text:span text:style-name="T1">=3:</text:span></text:p>
            <text:p>{1, 2, 3}, {1, 3, 4}, {2, 5, 6}, {5, 6, 7}, {5, 6, 8}, {6, 7, 8}, {5, 7, 8}, {5, 7, 9}</text:p>
          </draw:text-box>
        </draw:frame>
        <draw:ellipse draw:style-name="gr5" draw:text-style-name="P1" draw:layer="layout" svg:width="2.286cm" svg:height="1.397cm" svg:x="18.002cm" svg:y="12.479cm">
          <text:p text:style-name="P1">{2,5,6}</text:p>
        </draw:ellipse>
        <draw:ellipse draw:style-name="gr5" draw:text-style-name="P1" draw:layer="layout" svg:width="2.286cm" svg:height="1.397cm" svg:x="20.061cm" svg:y="14.892cm">
          <text:p text:style-name="P1">{5,6,8}</text:p>
        </draw:ellipse>
        <draw:ellipse draw:style-name="gr5" draw:text-style-name="P1" draw:layer="layout" svg:width="2.286cm" svg:height="1.397cm" svg:x="23.298cm" svg:y="12.695cm">
          <text:p text:style-name="P1">{1,2,3}</text:p>
        </draw:ellipse>
        <draw:ellipse draw:style-name="gr5" draw:text-style-name="P1" draw:layer="layout" svg:width="2.286cm" svg:height="1.397cm" svg:x="20.061cm" svg:y="17.813cm">
          <text:p text:style-name="P1">{6,7,8}</text:p>
        </draw:ellipse>
        <draw:ellipse draw:style-name="gr5" draw:text-style-name="P1" draw:layer="layout" svg:width="2.286cm" svg:height="1.397cm" svg:x="23.425cm" svg:y="16.632cm">
          <text:p text:style-name="P1">{1,3,4}</text:p>
        </draw:ellipse>
        <draw:ellipse draw:style-name="gr5" draw:text-style-name="P1" draw:layer="layout" svg:width="2.286cm" svg:height="1.397cm" svg:x="15.335cm" svg:y="14.892cm">
          <text:p text:style-name="P1">{5,6,7}</text:p>
        </draw:ellipse>
        <draw:ellipse draw:style-name="gr5" draw:text-style-name="P1" draw:layer="layout" svg:width="2.286cm" svg:height="1.397cm" svg:x="15.462cm" svg:y="17.813cm">
          <text:p text:style-name="P1">{5,7,8}</text:p>
        </draw:ellipse>
        <draw:ellipse draw:style-name="gr5" draw:text-style-name="P1" draw:layer="layout" svg:width="2.286cm" svg:height="1.397cm" svg:x="12.141cm" svg:y="16.543cm">
          <text:p text:style-name="P1">{5,7,9}</text:p>
        </draw:ellipse>
        <draw:line draw:style-name="gr2" draw:text-style-name="P1" draw:layer="layout" svg:x1="13.919cm" svg:y1="16.67cm" svg:x2="15.316cm" svg:y2="15.781cm">
          <text:p/>
        </draw:line>
        <draw:line draw:style-name="gr2" draw:text-style-name="P1" draw:layer="layout" svg:x1="14.3cm" svg:y1="17.559cm" svg:x2="15.57cm" svg:y2="18.194cm">
          <text:p/>
        </draw:line>
        <draw:line draw:style-name="gr2" draw:text-style-name="P1" draw:layer="layout" svg:x1="16.586cm" svg:y1="16.289cm" svg:x2="16.586cm" svg:y2="17.813cm">
          <text:p/>
        </draw:line>
        <draw:line draw:style-name="gr2" draw:text-style-name="P1" draw:layer="layout" svg:x1="16.967cm" svg:y1="14.892cm" svg:x2="18.237cm" svg:y2="13.622cm">
          <text:p/>
        </draw:line>
        <draw:line draw:style-name="gr2" draw:text-style-name="P1" draw:layer="layout" svg:x1="17.729cm" svg:y1="18.575cm" svg:x2="20.142cm" svg:y2="18.575cm">
          <text:p/>
        </draw:line>
        <draw:line draw:style-name="gr2" draw:text-style-name="P1" draw:layer="layout" svg:x1="21.412cm" svg:y1="17.813cm" svg:x2="21.412cm" svg:y2="16.289cm">
          <text:p/>
        </draw:line>
        <draw:line draw:style-name="gr2" draw:text-style-name="P1" draw:layer="layout" svg:x1="20.015cm" svg:y1="13.622cm" svg:x2="21.158cm" svg:y2="14.892cm">
          <text:p/>
        </draw:line>
        <draw:line draw:style-name="gr2" draw:text-style-name="P1" draw:layer="layout" svg:x1="17.602cm" svg:y1="15.527cm" svg:x2="20.142cm" svg:y2="15.527cm">
          <text:p/>
        </draw:line>
        <draw:line draw:style-name="gr2" draw:text-style-name="P1" draw:layer="layout" svg:x1="17.348cm" svg:y1="16.035cm" svg:x2="20.523cm" svg:y2="18.067cm">
          <text:p/>
        </draw:line>
        <draw:line draw:style-name="gr2" draw:text-style-name="P1" draw:layer="layout" svg:x1="17.475cm" svg:y1="18.067cm" svg:x2="20.396cm" svg:y2="16.035cm">
          <text:p/>
        </draw:line>
        <draw:line draw:style-name="gr2" draw:text-style-name="P1" draw:layer="layout" svg:x1="24.549cm" svg:y1="14.092cm" svg:x2="24.549cm" svg:y2="16.632cm">
          <text:p/>
        </draw:line>
        <draw:custom-shape draw:style-name="gr3" draw:text-style-name="P1" draw:layer="layout" svg:width="1.778cm" svg:height="2.54cm" svg:x="21.066cm" svg:y="8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2.921cm" svg:height="1.778cm" svg:x="9.817cm" svg:y="13.79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" draw:layer="layout" svg:width="8.033cm" svg:height="3.429cm" svg:x="1.816cm" svg:y="13.03cm">
          <draw:text-box>
            <text:p text:style-name="P1"><text:span text:style-name="T2">k</text:span><text:span text:style-name="T1">-clique Communities:</text:span></text:p>
            <text:p text:style-name="P1"><text:span text:style-name="T3">{1, </text:span><text:span text:style-name="T4">2</text:span><text:span text:style-name="T3">, 3, </text:span><text:span text:style-name="T5">4</text:span><text:span text:style-name="T3">}</text:span></text:p>
            <text:p text:style-name="P1"><text:span text:style-name="T3">{</text:span><text:span text:style-name="T4">2</text:span><text:span text:style-name="T3">, 5, 6, 7, 8, 9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harath Pattabiraman</meta:initial-creator>
    <meta:creation-date>2014-11-02T19:24:26</meta:creation-date>
    <dc:date>2014-11-02T22:27:14</dc:date>
    <dc:creator>Bharath Pattabiraman</dc:creator>
    <meta:editing-duration>PT23M21S</meta:editing-duration>
    <meta:editing-cycles>9</meta:editing-cycles>
    <meta:generator>OpenOffice/4.1.0$Unix OpenOffice.org_project/410m18$Build-9764</meta:generator>
    <meta:document-statistic meta:object-count="50"/>
  </office:meta>
</office:document-meta>
</file>